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6ce6" officeooo:paragraph-rsid="001b6c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s in Computer Science are often classified as belonging to a certain class of problems (e.g.,</text:p>
      <text:p text:style-name="P1">NP, Unsolvable, Recursive). In this problem you will be analyzing a property of an algorithm whose</text:p>
      <text:p text:style-name="P1">classification is not known for all possible inputs.</text:p>
      <text:p text:style-name="P1">Consider the following algorithm:</text:p>
      <text:p text:style-name="P1">input n</text:p>
      <text:p text:style-name="P1">print n</text:p>
      <text:p text:style-name="P1">if n = 1 then STOP</text:p>
      <text:p text:style-name="P1">if n is odd then n ←− 3n + 1</text:p>
      <text:p text:style-name="P1">else n ←− n/2</text:p>
      <text:p text:style-name="P1">GOTO 2</text:p>
      <text:p text:style-name="P1">Given the input 22, the following sequence of numbers will be printed</text:p>
      <text:p text:style-name="P1">22 11 34 17 52 26 13 40 20 10 5 16 8 4 2 1</text:p>
      <text:p text:style-name="P1">It is conjectured that the algorithm above will terminate (when a 1 is printed) for any integral input</text:p>
      <text:p text:style-name="P1">value. Despite the simplicity of the algorithm, it is unknown whether this conjecture is true. It has</text:p>
      <text:p text:style-name="P1">been verified, however, for all integers n such that 0 &lt; n &lt; 1, 000, 000 (and, in fact, for many more</text:p>
      <text:p text:style-name="P1">numbers than this.)</text:p>
      <text:p text:style-name="P1">Given an input n, it is possible to determine the number of numbers printed before and including</text:p>
      <text:p text:style-name="P1">the 1 is printed. For a given n this is called the cycle-length of n. In the example above, the cycle</text:p>
      <text:p text:style-name="P1">length of 22 is 16.</text:p>
      <text:p text:style-name="P1">For any two numbers i and j you are to determine the maximum cycle length over all numbers</text:p>
      <text:p text:style-name="P1">between and including both i and j.</text:p>
      <text:p text:style-name="P1">Input</text:p>
      <text:p text:style-name="P1">The input will consist of a series of pairs of integers i and j, one pair of integers per line. All integers</text:p>
      <text:p text:style-name="P1">will be less than 10,000 and greater than 0.</text:p>
      <text:p text:style-name="P1">You should process all pairs of integers and for each pair determine the maximum cycle length over</text:p>
      <text:p text:style-name="P1">all integers between and including i and j.</text:p>
      <text:p text:style-name="P1">You can assume that no operation overflows a 32-bit integer.</text:p>
      <text:p text:style-name="P1">Output</text:p>
      <text:p text:style-name="P1">For each pair of input integers i and j you should output i, j, and the maximum cycle length for</text:p>
      <text:p text:style-name="P1">integers between and including i and j. These three numbers should be separated by at least one space</text:p>
      <text:p text:style-name="P1">with all three numbers on one line and with one line of output for each line of input. The integers i</text:p>
      <text:p text:style-name="P1">and j must appear in the output in the same order in which they appeared in the input and should be</text:p>
      <text:p text:style-name="P1">followed by the maximum cycle length (on the same line).</text:p>
      <text:p text:style-name="P1">Sample Input</text:p>
      <text:p text:style-name="P1">1 10</text:p>
      <text:p text:style-name="P1">100 200</text:p>
      <text:p text:style-name="P1">201 210</text:p>
      <text:p text:style-name="P1">900 1000</text:p>
      <text:p text:style-name="P1">Sample Output</text:p>
      <text:p text:style-name="P1">1 10 20</text:p>
      <text:p text:style-name="P1">100 200 125</text:p>
      <text:p text:style-name="P1">201 210 89</text:p>
      <text:p text:style-name="P1">900 1000 17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6:00:16.261182972</meta:creation-date>
    <dc:date>2017-04-05T16:01:51.650394458</dc:date>
    <meta:editing-duration>PT1M35S</meta:editing-duration>
    <meta:editing-cycles>1</meta:editing-cycles>
    <meta:document-statistic meta:table-count="0" meta:image-count="0" meta:object-count="0" meta:page-count="1" meta:paragraph-count="43" meta:word-count="408" meta:character-count="2045" meta:non-whitespace-character-count="1680"/>
    <meta:generator>LibreOffice/5.1.6.2$Linux_X86_64 LibreOffice_project/10m0$Build-2</meta:generator>
  </office:meta>
</office:document-meta>
</file>